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C0000004D318A3F2F9E57FACF.png" manifest:media-type="image/png"/>
  <manifest:file-entry manifest:full-path="Pictures/10000001000003E90000005B0B49EF97C01DC7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58a8" officeooo:paragraph-rsid="000358a8"/>
    </style:style>
    <style:style style:name="P2" style:family="paragraph" style:parent-style-name="Text_20_body">
      <style:text-properties officeooo:rsid="000358a8" officeooo:paragraph-rsid="000358a8"/>
    </style:style>
    <style:style style:name="P3" style:family="paragraph" style:parent-style-name="Standard">
      <style:text-properties fo:font-size="15pt" officeooo:rsid="000358a8" officeooo:paragraph-rsid="0003afaf" style:font-size-asian="15pt" style:font-size-complex="15pt"/>
    </style:style>
    <style:style style:name="P4" style:family="paragraph" style:parent-style-name="Text_20_body">
      <style:text-properties style:font-name="Liberation Serif" fo:font-size="15pt" officeooo:rsid="000358a8" officeooo:paragraph-rsid="000358a8" style:font-size-asian="15pt" style:font-size-complex="15pt"/>
    </style:style>
    <style:style style:name="P5" style:family="paragraph" style:parent-style-name="Standard" style:list-style-name="L1">
      <style:text-properties fo:font-size="15pt" style:text-underline-style="none" officeooo:rsid="000358a8" officeooo:paragraph-rsid="000358a8" style:font-size-asian="15pt" style:font-size-complex="15pt"/>
    </style:style>
    <style:style style:name="P6" style:family="paragraph" style:parent-style-name="Standard" style:list-style-name="L1">
      <style:text-properties fo:font-size="15pt" officeooo:rsid="000358a8" officeooo:paragraph-rsid="000358a8" style:font-size-asian="15pt" style:font-size-complex="15pt"/>
    </style:style>
    <style:style style:name="P7" style:family="paragraph" style:parent-style-name="Standard">
      <style:text-properties fo:font-size="15pt" fo:font-weight="bold" officeooo:rsid="0003afaf" officeooo:paragraph-rsid="0003afaf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0358a8" officeooo:paragraph-rsid="000358a8" style:font-size-asian="15pt" style:font-weight-asian="bold" style:font-size-complex="15pt" style:font-weight-complex="bold"/>
    </style:style>
    <style:style style:name="P9" style:family="paragraph" style:parent-style-name="Standard">
      <style:text-properties officeooo:rsid="000358a8" officeooo:paragraph-rsid="000358a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Serif" fo:font-size="15pt" style:font-size-asian="15pt" style:font-size-complex="15pt"/>
    </style:style>
    <style:style style:name="T3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unning Binary Search Function:</text:p>
      <text:p text:style-name="P7"/>
      <text:p text:style-name="P3"><draw:frame draw:style-name="fr1" draw:name="Image2" text:anchor-type="char" svg:width="6.9252in" svg:height="0.6291in" draw:z-index="1"><draw:image xlink:href="Pictures/10000001000003E90000005B0B49EF97C01DC748.png" xlink:type="simple" xlink:show="embed" xlink:actuate="onLoad" draw:mime-type="image/png"/></draw:frame></text:p>
      <text:p text:style-name="P8">Compilation: </text:p>
      <text:p text:style-name="P8"/>
      <text:list xml:id="list2719769476" text:style-name="L1">
        <text:list-item>
          <text:p text:style-name="P5">Open terminal</text:p>
        </text:list-item>
        <text:list-item>
          <text:p text:style-name="P6"><text:span text:style-name="T5">Write the command to compile: </text:span><text:span text:style-name="T1">gcc main.c binary_search.c </text:span></text:p>
        </text:list-item>
        <text:list-item>
          <text:p text:style-name="P6">The output was a “a.out” file </text:p>
        </text:list-item>
        <text:list-item>
          <text:p text:style-name="P6">Move file to usr/local/bin with super user permission: <text:span text:style-name="T1">sudo mv a.out /usr/local/bin/</text:span></text:p>
        </text:list-item>
      </text:list>
      <text:p text:style-name="P1"><text:span text:style-name="Source_20_Text"><text:span text:style-name="T2">Now a.out can be executed from anywhere on the system.</text:span></text:span></text:p>
      <text:p text:style-name="P1"><text:span text:style-name="Source_20_Text"><text:span text:style-name="T4"/></text:span></text:p>
      <text:p text:style-name="P1"><text:span text:style-name="Source_20_Text"><text:span text:style-name="T3">Explanation:</text:span></text:span></text:p>
      <text:p text:style-name="P1"><text:span text:style-name="Source_20_Text"><text:span text:style-name="T3"/></text:span></text:p>
      <text:p text:style-name="P2"><text:span text:style-name="Source_20_Text"><text:span text:style-name="T2">The directory /usr/local/bin is included in the system's PATH environment variable. The PATH variable is a list of directories where the system looks for executable files.</text:span></text:span></text:p>
      <text:p text:style-name="P2"><text:span text:style-name="T2">Placing the binary in </text:span><text:span text:style-name="Source_20_Text"><text:span text:style-name="T2">/usr/local/bin</text:span></text:span><text:span text:style-name="T2"> ensures that it's in a system-wide location that is commonly included in the </text:span><text:span text:style-name="Source_20_Text"><text:span text:style-name="T2">PATH</text:span></text:span><text:span text:style-name="T2">.</text:span></text:p>
      <text:p text:style-name="P4">We can check if the directory is in the PATH using echo $PATH:</text:p>
      <text:p text:style-name="P4"><draw:frame draw:style-name="fr1" draw:name="Image1" text:anchor-type="char" svg:width="6.9252in" svg:height="0.5307in" draw:z-index="0"><draw:image xlink:href="Pictures/10000001000003EC0000004D318A3F2F9E57FACF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7:27:02.059288465</meta:creation-date>
    <dc:date>2023-11-29T17:39:15.742432412</dc:date>
    <meta:editing-duration>PT10M53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11" meta:word-count="106" meta:character-count="650" meta:non-whitespace-character-count="556"/>
  </office:meta>
</office:document-meta>
</file>